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text-underline-style="none" officeooo:paragraph-rsid="03d78b1c" fo:background-color="transparent"/>
    </style:style>
    <style:style style:name="P2" style:family="paragraph" style:parent-style-name="Standard">
      <style:paragraph-properties fo:line-height="100%" fo:text-align="start" style:justify-single-word="false"/>
      <style:text-properties officeooo:paragraph-rsid="0179da36" fo:background-color="#ffff00"/>
    </style:style>
    <style:style style:name="P3" style:family="paragraph" style:parent-style-name="Standard">
      <style:paragraph-properties fo:line-height="100%" fo:text-align="start" style:justify-single-word="false"/>
      <style:text-properties officeooo:paragraph-rsid="03d87ad2"/>
    </style:style>
    <style:style style:name="P4" style:family="paragraph" style:parent-style-name="Standard">
      <style:paragraph-properties fo:line-height="100%" fo:text-align="start" style:justify-single-word="false"/>
      <style:text-properties fo:color="#000000" officeooo:rsid="03d56841" officeooo:paragraph-rsid="03d56841" fo:background-color="transparent"/>
    </style:style>
    <style:style style:name="P5" style:family="paragraph" style:parent-style-name="Standard">
      <style:paragraph-properties fo:line-height="100%" fo:text-align="start" style:justify-single-word="false"/>
      <style:text-properties fo:color="#000000" officeooo:rsid="03d78b1c" officeooo:paragraph-rsid="03d78b1c" fo:background-color="transparent"/>
    </style:style>
    <style:style style:name="P6" style:family="paragraph" style:parent-style-name="Standard">
      <style:paragraph-properties fo:line-height="100%" fo:text-align="start" style:justify-single-word="false"/>
      <style:text-properties officeooo:paragraph-rsid="03d78b1c" fo:background-color="transparent"/>
    </style:style>
    <style:style style:name="P7" style:family="paragraph" style:parent-style-name="Standard">
      <style:paragraph-properties fo:line-height="100%" fo:text-align="start" style:justify-single-word="false"/>
      <style:text-properties officeooo:paragraph-rsid="03d86add" fo:background-color="transparent"/>
    </style:style>
    <style:style style:name="P8" style:family="paragraph" style:parent-style-name="Standard">
      <style:paragraph-properties fo:line-height="100%" fo:text-align="start" style:justify-single-word="false"/>
      <style:text-properties officeooo:rsid="03dcd574" officeooo:paragraph-rsid="0179da36"/>
    </style:style>
    <style:style style:name="P9" style:family="paragraph" style:parent-style-name="Standard">
      <style:paragraph-properties fo:line-height="100%" fo:text-align="start" style:justify-single-word="false"/>
      <style:text-properties officeooo:rsid="03dcd574" officeooo:paragraph-rsid="03dcd574"/>
    </style:style>
    <style:style style:name="T1" style:family="text">
      <style:text-properties officeooo:rsid="03d78b1c"/>
    </style:style>
    <style:style style:name="T2" style:family="text">
      <style:text-properties fo:color="#000000" officeooo:rsid="03d78b1c"/>
    </style:style>
    <style:style style:name="T3" style:family="text">
      <style:text-properties fo:color="#000000" officeooo:rsid="03d86add"/>
    </style:style>
    <style:style style:name="T4" style:family="text">
      <style:text-properties fo:color="#000000" officeooo:rsid="03d87ad2"/>
    </style:style>
    <style:style style:name="T5" style:family="text">
      <style:text-properties officeooo:rsid="03d87ad2"/>
    </style:style>
    <style:style style:name="T6" style:family="text">
      <style:text-properties officeooo:rsid="03d87ad2"/>
    </style:style>
    <style:style style:name="T7" style:family="text">
      <style:text-properties officeooo:rsid="03d87ad2" fo:background-color="#ffff00" loext:char-shading-value="0"/>
    </style:style>
    <style:style style:name="T8" style:family="text">
      <style:text-properties officeooo:rsid="03d9a34f" fo:background-color="#ffff00" loext:char-shading-value="0"/>
    </style:style>
    <style:style style:name="T9" style:family="text">
      <style:text-properties officeooo:rsid="03d9a34f"/>
    </style:style>
    <style:style style:name="T10" style:family="text">
      <style:text-properties officeooo:rsid="03d9a34f"/>
    </style:style>
    <style:style style:name="T11" style:family="text">
      <style:text-properties officeooo:rsid="03dc16eb"/>
    </style:style>
    <style:style style:name="T12" style:family="text">
      <style:text-properties officeooo:rsid="03d87ad2" fo:background-color="transparent" loext:char-shading-value="0"/>
    </style:style>
    <style:style style:name="T13" style:family="text">
      <style:text-properties officeooo:rsid="03dc16eb" fo:background-color="transparent" loext:char-shading-value="0"/>
    </style:style>
    <style:style style:name="T14" style:family="text">
      <style:text-properties officeooo:rsid="03d9a34f" fo:background-color="transparent" loext:char-shading-value="0"/>
    </style:style>
    <style:style style:name="T15" style:family="text">
      <style:text-properties officeooo:rsid="03dcd574"/>
    </style:style>
    <style:style style:name="T16" style:family="text">
      <style:text-properties fo:font-weight="bold" officeooo:rsid="03dcd574" style:font-weight-asian="bold" style:font-weight-complex="bold"/>
    </style:style>
    <style:style style:name="T17" style:family="text">
      <style:text-properties style:text-underline-style="solid" style:text-underline-width="auto" style:text-underline-color="font-color" fo:font-weight="bold" officeooo:rsid="03dcd574" style:font-weight-asian="bold" style:font-weight-complex="bold"/>
    </style:style>
    <style:style style:name="T18" style:family="text">
      <style:text-properties style:text-underline-style="solid" style:text-underline-width="auto" style:text-underline-color="font-color" fo:font-weight="bold" officeooo:rsid="03dcd574" fo:background-color="transparent" loext:char-shading-valu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a.Read the attached article “Assessing Cyber Resilience: Cyber Dependencies.” Evans, 2017.</text:p>
      <text:p text:style-name="P2">7a.I define in your own words the idea of Cyber Dependencies and provide an example for information security dependency.</text:p>
      <text:p text:style-name="P2"/>
      <text:p text:style-name="P4">In my own words cyber dependencies are critical hardware and software projects need<text:span text:style-name="T1">ed</text:span> to offer a minimal viable product. <text:span text:style-name="T1">They work atomically in such that if one were to fail the whole operation would fail. All for one or one for all components of the project.</text:span></text:p>
      <text:p text:style-name="P4"/>
      <text:p text:style-name="P5">Information security dependencies are the needs to keep the integrity and confidentiality of information being transmitted and stored, while still making them available. If the confidentiality or integrity is compromised the project fails.</text:p>
      <text:p text:style-name="P2"/>
      <text:p text:style-name="P2">7a.II. What are the ways in which one can measure the risks associated with Cyber Dependencies?</text:p>
      <text:p text:style-name="P2"/>
      <text:p text:style-name="P1"><text:tab/><text:span text:style-name="T1">Label show stoppers.</text:span></text:p>
      <text:p text:style-name="P1"><text:tab/><text:span text:style-name="T1">Measure stop gaps.</text:span></text:p>
      <text:p text:style-name="P1"/>
      <text:p text:style-name="P1"><text:span text:style-name="T1">Gini coefficient.</text:span></text:p>
      <text:p text:style-name="P2"/>
      <text:p text:style-name="P2">7a.III. Suggest a matrix measure to evaluate cyber dependencies.</text:p>
      <text:p text:style-name="P2"/>
      <text:p text:style-name="P2"><text:s/><text:span text:style-name="T18">MATRIX HERE</text:span></text:p>
      <text:p text:style-name="P2"/>
      <text:p text:style-name="P2"/>
      <text:p text:style-name="P2">7b.Read the attached article “COBIT’s Management Guidelines Revisited: The KGIs/KPIs Cascade”. Grembergen and De Haes, 2005.</text:p>
      <text:p text:style-name="P2"/>
      <text:p text:style-name="P2">7b.I State in your own words what is the Balanced Scorecard (BSC)</text:p>
      <text:p text:style-name="P2"/>
      <text:p text:style-name="P6"><text:span text:style-name="T2">helps decided risk </text:span><text:span text:style-name="T3">evenly.</text:span></text:p>
      <text:p text:style-name="P2"/>
      <text:p text:style-name="P2">7b.II In your opinion, what is the difference between the BSC, and key performance indicators(KPI) ? provide an example to support your answer.</text:p>
      <text:p text:style-name="P2"/>
      <text:p text:style-name="P7"><text:span text:style-name="T4">BSC </text:span><text:span text:style-name="T2">helps decided risk </text:span><text:span text:style-name="T3">evenly. KPI shows what effects the </text:span><text:span text:style-name="T4">BSC </text:span><text:span text:style-name="T3">score.</text:span></text:p>
      <text:p text:style-name="P2"/>
      <text:p text:style-name="P2">7b.III. In your opinion, what are the top benefits to using the BSC, and KPI methods in the context of information security governance?</text:p>
      <text:p text:style-name="P2"/>
      <text:p text:style-name="P3"><text:span text:style-name="T12">Using BSC and KPI methods attempts to give <text:s/>the best bang for the buck governance. It allows </text:span><text:span text:style-name="T13">a discrete analysis</text:span><text:span text:style-name="T12"> of information security risk and what effects that risk have on the end score. </text:span><text:span text:style-name="T14">Allowing management to choose how to handle risk using quantifiable concrete data.</text:span></text:p>
      <text:p text:style-name="P2"/>
      <text:p text:style-name="P2">7c.</text:p>
      <text:p text:style-name="P2">Based on your reading of chapter 14, what are the main decision points that the CISO at your workplace/organization should make about information security operation? Provide a concrete answer rather then a generic description.</text:p>
      <text:p text:style-name="P8"/>
      <text:p text:style-name="P8"/>
      <text:p text:style-name="P9"><text:soft-page-break/>Cost vs security</text:p>
      <text:p text:style-name="P9">hard to outsource</text:p>
      <text:p text:style-name="P9">budgets | software needs to be approved</text:p>
      <text:p text:style-name="P9">security clearances</text:p>
      <text:p text:style-name="P9">secure rooms</text:p>
      <text:p text:style-name="P9">segreated network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26T21:37:15.876402843</dc:date>
    <meta:editing-duration>P1DT10H20M43S</meta:editing-duration>
    <meta:editing-cycles>351</meta:editing-cycles>
    <meta:generator>LibreOffice/6.4.7.2$Linux_X86_64 LibreOffice_project/40$Build-2</meta:generator>
    <meta:document-statistic meta:table-count="0" meta:image-count="0" meta:object-count="0" meta:page-count="2" meta:paragraph-count="25" meta:word-count="334" meta:character-count="2123" meta:non-whitespace-character-count="1810"/>
  </office:meta>
</office:document-meta>
</file>